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Google Sans" svg:font-family="'Google Sans', sans-serif"/>
    <style:font-face style:name="Google Sans Text" svg:font-family="'Google Sans Text', sans-serif"/>
    <style:font-face style:name="Noto Sans" svg:font-family="'Noto Sans'" style:font-family-generic="swiss" style:font-pitch="variable"/>
    <style:font-face style:name="Noto Sans Mono" svg:font-family="'Noto Sans Mono'"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Quotations">
      <style:text-properties fo:color="#ff4000" loext:opacity="100%" fo:font-size="16pt" fo:font-style="italic" style:text-underline-style="solid" style:text-underline-width="auto" style:text-underline-color="font-color" fo:font-weight="bold" officeooo:paragraph-rsid="001982f6" style:font-size-asian="16pt" style:font-style-asian="italic" style:font-weight-asian="bold" style:font-size-complex="16pt" style:font-style-complex="italic" style:font-weight-complex="bold"/>
    </style:style>
    <style:style style:name="P2" style:family="paragraph" style:parent-style-name="Quotations">
      <style:text-properties fo:color="#ff4000" loext:opacity="100%" fo:font-style="italic" style:text-underline-style="solid" style:text-underline-width="auto" style:text-underline-color="font-color" fo:font-weight="bold" officeooo:paragraph-rsid="001982f6" style:font-style-asian="italic" style:font-weight-asian="bold" style:font-style-complex="italic" style:font-weight-complex="bold"/>
    </style:style>
    <style:style style:name="P3" style:family="paragraph" style:parent-style-name="Text_20_body">
      <style:paragraph-properties fo:text-align="center" style:justify-single-word="false"/>
      <style:text-properties officeooo:paragraph-rsid="00183b1a"/>
    </style:style>
    <style:style style:name="P4" style:family="paragraph" style:parent-style-name="Text_20_body">
      <style:paragraph-properties fo:text-align="center" style:justify-single-word="false"/>
      <style:text-properties fo:color="#ff0000" loext:opacity="100%" fo:font-style="italic" style:text-underline-style="solid" style:text-underline-width="auto" style:text-underline-color="font-color" fo:font-weight="bold" officeooo:paragraph-rsid="00183b1a" style:font-style-asian="italic" style:font-weight-asian="bold" style:font-style-complex="italic" style:font-weight-complex="bold"/>
    </style:style>
    <style:style style:name="P5" style:family="paragraph" style:parent-style-name="Text_20_body">
      <style:paragraph-properties fo:text-align="start" style:justify-single-word="false"/>
      <style:text-properties fo:color="#ff0000" loext:opacity="100%" fo:font-style="italic" style:text-underline-style="solid" style:text-underline-width="auto" style:text-underline-color="font-color" fo:font-weight="bold" officeooo:paragraph-rsid="00183b1a" style:font-style-asian="italic" style:font-weight-asian="bold" style:font-style-complex="italic" style:font-weight-complex="bold"/>
    </style:style>
    <style:style style:name="P6" style:family="paragraph" style:parent-style-name="Text_20_body">
      <style:paragraph-properties fo:text-align="start" style:justify-single-word="false"/>
      <style:text-properties fo:color="#000000" loext:opacity="100%" fo:font-style="normal" style:text-underline-style="none" fo:font-weight="normal" officeooo:paragraph-rsid="00183b1a" style:font-style-asian="normal" style:font-weight-asian="normal" style:font-style-complex="normal" style:font-weight-complex="normal"/>
    </style:style>
    <style:style style:name="P7" style:family="paragraph" style:parent-style-name="Text_20_body" style:list-style-name="L1">
      <style:text-properties fo:color="#000000" loext:opacity="100%"/>
    </style:style>
    <style:style style:name="P8" style:family="paragraph" style:parent-style-name="Text_20_body">
      <style:paragraph-properties fo:text-align="center" style:justify-single-word="false"/>
      <style:text-properties fo:color="#ff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P9" style:family="paragraph" style:parent-style-name="Text_20_body">
      <style:paragraph-properties fo:text-align="center" style:justify-single-word="false"/>
      <style:text-properties fo:color="#000000" loext:opacity="100%" fo:font-style="normal" style:text-underline-style="none" fo:font-weight="normal" style:font-style-asian="normal" style:font-weight-asian="normal" style:font-style-complex="normal" style:font-weight-complex="normal"/>
    </style:style>
    <style:style style:name="P10" style:family="paragraph" style:parent-style-name="Text_20_body">
      <style:text-properties fo:color="#ff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P11" style:family="paragraph" style:parent-style-name="Text_20_body">
      <style:paragraph-properties fo:text-align="start" style:justify-single-word="false"/>
      <style:text-properties fo:color="#ff0000" loext:opacity="100%" fo:font-style="normal" style:text-underline-style="none" fo:font-weight="normal" officeooo:paragraph-rsid="00183b1a" style:font-style-asian="normal" style:font-weight-asian="normal" style:font-style-complex="normal" style:font-weight-complex="normal"/>
    </style:style>
    <style:style style:name="P12" style:family="paragraph" style:parent-style-name="Text_20_body">
      <style:paragraph-properties fo:text-align="center" style:justify-single-word="false"/>
      <style:text-properties fo:color="#ff0000" loext:opacity="100%" officeooo:paragraph-rsid="00183b1a"/>
    </style:style>
    <style:style style:name="P13" style:family="paragraph" style:parent-style-name="Heading_20_2">
      <style:text-properties fo:color="#ff0000" loext:opacity="100%"/>
    </style:style>
    <style:style style:name="P14" style:family="paragraph" style:parent-style-name="Heading_20_3">
      <style:text-properties fo:color="#00a933" loext:opacity="100%"/>
    </style:style>
    <style:style style:name="P15" style:family="paragraph" style:parent-style-name="Text_20_body" style:list-style-name="L2"/>
    <style:style style:name="P16" style:family="paragraph" style:parent-style-name="Heading_20_4">
      <style:text-properties fo:color="#00a933" loext:opacity="100%"/>
    </style:style>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style:style>
    <style:style style:name="P21" style:family="paragraph" style:parent-style-name="Heading_20_2">
      <style:paragraph-properties fo:margin-left="0in" fo:margin-right="0in" fo:margin-top="0in" fo:margin-bottom="0.0972in" style:contextual-spacing="false" fo:line-height="114%" fo:text-indent="0in" style:auto-text-indent="false"/>
      <style:text-properties fo:color="#ff0000" loext:opacity="100%" style:font-name="Google Sans"/>
    </style:style>
    <style:style style:name="P22" style:family="paragraph" style:parent-style-name="Heading_20_3">
      <style:paragraph-properties fo:margin-left="0in" fo:margin-right="0in" fo:margin-top="0in" fo:margin-bottom="0.0972in" style:contextual-spacing="false" fo:line-height="114%" fo:text-indent="0in" style:auto-text-indent="false"/>
      <style:text-properties fo:color="#00a933" loext:opacity="100%" style:font-name="Google Sans"/>
    </style:style>
    <style:style style:name="P23" style:family="paragraph" style:parent-style-name="Text_20_body">
      <style:paragraph-properties fo:margin-left="0in" fo:margin-right="0in" fo:margin-top="0in" fo:margin-bottom="0.0972in" style:contextual-spacing="false" fo:line-height="114%" fo:text-indent="0in" style:auto-text-indent="false"/>
    </style:style>
    <style:style style:name="P24" style:family="paragraph" style:parent-style-name="Text_20_body" style:list-style-name="L6">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25" style:family="paragraph" style:parent-style-name="Text_20_body" style:list-style-name="L6">
      <style:paragraph-properties fo:margin-left="0in" fo:margin-right="0in" fo:margin-top="0in" fo:margin-bottom="0.0972in" style:contextual-spacing="false" fo:line-height="114%" fo:text-indent="0in" style:auto-text-indent="false" fo:padding="0in" fo:border="none"/>
    </style:style>
    <style:style style:name="P26" style:family="paragraph" style:parent-style-name="Text_20_body" style:list-style-name="L7">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27" style:family="paragraph" style:parent-style-name="Text_20_body" style:list-style-name="L8">
      <style:paragraph-properties fo:margin-left="0in" fo:margin-right="0in" fo:margin-top="0in" fo:margin-bottom="0.0972in" style:contextual-spacing="false" fo:line-height="114%" fo:text-indent="0in" style:auto-text-indent="false" fo:padding="0in" fo:border="none"/>
    </style:style>
    <style:style style:name="P28" style:family="paragraph" style:parent-style-name="Text_20_body" style:list-style-name="L9">
      <style:paragraph-properties fo:margin-left="0in" fo:margin-right="0in" fo:margin-top="0in" fo:margin-bottom="0.0972in" style:contextual-spacing="false" fo:line-height="114%" fo:text-indent="0in" style:auto-text-indent="false" fo:padding="0in" fo:border="none"/>
    </style:style>
    <style:style style:name="P29" style:family="paragraph" style:parent-style-name="Heading_20_2">
      <style:text-properties officeooo:rsid="0019adda"/>
    </style:style>
    <style:style style:name="P30" style:family="paragraph" style:parent-style-name="Text_20_body">
      <style:text-properties officeooo:rsid="0019adda"/>
    </style:style>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T1" style:family="text">
      <style:text-properties fo:color="#ff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officeooo:rsid="00183b1a"/>
    </style:style>
    <style:style style:name="T3" style:family="text">
      <style:text-properties officeooo:rsid="0019adda"/>
    </style:style>
    <style:style style:name="T4" style:family="text">
      <style:text-properties fo:color="#000000" loext:opacity="100%" fo:font-style="normal" style:text-underline-style="none" fo:font-weight="normal" style:font-style-asian="normal" style:font-weight-asian="normal" style:font-style-complex="normal" style:font-weight-complex="normal"/>
    </style:style>
    <style:style style:name="T5" style:family="text">
      <style:text-properties fo:font-weight="bold"/>
    </style:style>
    <style:style style:name="T6" style:family="text">
      <style:text-properties style:font-name="Google Sans Text"/>
    </style:style>
    <style:style style:name="T7" style:family="text">
      <style:text-properties style:font-name="Google Sans Text" fo:font-weight="bold"/>
    </style:style>
    <style:style style:name="T8" style:family="text">
      <style:text-properties fo:color="#00a933" loext:opacity="100%" fo:font-weight="bold"/>
    </style:style>
    <style:style style:name="T9" style:family="text">
      <style:text-properties fo:color="#00a933" loext:opacity="100%"/>
    </style:style>
    <style:style style:name="T10" style:family="text">
      <style:text-properties fo:color="#000000" loext:opacity="10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ment of a Real-Time System Monitoring Tool for Arch Linux Subtitle: Technical Implementation using C and Ncurses</text:p>
      <text:p text:style-name="P2"/>
      <text:p text:style-name="P3"><text:span text:style-name="T1">Prepared by</text:span>: <text:span text:style-name="T2">El Mahdi Chako</text:span><text:span text:style-name="T3">r</text:span></text:p>
      <text:p text:style-name="P4">Abstract / Executive Summary:</text:p>
      <text:p text:style-name="P5"><text:span text:style-name="T4">This report details the design and implementation of a low-level system monitoring tool for Arch Linux. The application focuses on real-time data extraction from the Linux Kernel's </text:span><text:span text:style-name="Source_20_Text"><text:span text:style-name="T4">/proc</text:span></text:span><text:span text:style-name="T4"> filesystem, providing accurate metrics for CPU, RAM, and Network utilization through a high-performance C-based terminal interface.</text:span></text:p>
      <text:p text:style-name="P4">Keywords:</text:p>
      <text:p text:style-name="P6">Systems Programming, Linux Kernel, C Language, Ncurses UI, Performance Monitoring, Arch Linux.</text:p>
      <text:p text:style-name="P4">Version Information:</text:p>
      <text:p text:style-name="P6"><text:span text:style-name="T5"><text:s text:c="11"/>Version</text:span>: 1.0.0 (Stable)</text:p>
      <text:list text:style-name="L1">
        <text:list-header>
          <text:p text:style-name="P7"><text:span text:style-name="T5">Compiler</text:span>: GCC 14.1.1 (or your current version)</text:p>
          <text:p text:style-name="P7"><text:span text:style-name="T5">Library</text:span>: Ncurses 6.5</text:p>
          <text:p text:style-name="P7"><text:span text:style-name="T5">OS Environment</text:span>: Arch Linux x86_64</text:p>
        </text:list-header>
      </text:list>
      <text:p text:style-name="P8">GitHub Repository:</text:p>
      <text:p text:style-name="P9">https://github.com/<text:span text:style-name="T3">elmahdichakor</text:span>/system-monitor-arch</text:p>
      <text:p text:style-name="P10"/>
      <text:p text:style-name="P11"/>
      <text:p text:style-name="P5"/>
      <text:p text:style-name="P12"/>
      <text:p text:style-name="P12"/>
      <text:p text:style-name="P12"/>
      <text:p text:style-name="P12"/>
      <text:h text:style-name="P13" text:outline-level="2"><text:soft-page-break/>Part 1: Introduction &amp; System Architecture</text:h>
      <text:h text:style-name="P14" text:outline-level="3">1.1 Project Overview</text:h>
      <text:p text:style-name="Text_20_body">This project involves the development of a real-time <text:span text:style-name="T5">System Monitor</text:span> specifically designed for <text:span text:style-name="T5">Arch Linux</text:span> environments. The application is written in <text:span text:style-name="T5">C</text:span> and utilizes the <text:span text:style-name="Source_20_Text">/proc</text:span> virtual filesystem to extract live performance metrics directly from the Linux Kernel. The primary goal is to provide a lightweight, terminal-based dashboard that monitors CPU load, memory utilization, and network throughput without imposing a significant overhead on the system’s resources.</text:p>
      <text:h text:style-name="P14" text:outline-level="3">1.2 Motivation and Objectives</text:h>
      <text:p text:style-name="Text_20_body">As an informatics engineering student, the development of this tool served several educational and technical objectives:</text:p>
      <text:list text:style-name="L2">
        <text:list-item>
          <text:p text:style-name="P15"><text:span text:style-name="T5">Low-Level Data Extraction</text:span>: Understanding how the Linux Kernel exposes hardware information via virtual files.</text:p>
        </text:list-item>
        <text:list-item>
          <text:p text:style-name="P15"><text:span text:style-name="T5">System Programming</text:span>: Implementing robust C code to handle file I/O, string parsing, and memory management.</text:p>
        </text:list-item>
        <text:list-item>
          <text:p text:style-name="P15"><text:span text:style-name="T5">User Interface Design</text:span>: Utilizing the <text:span text:style-name="T5">ncurses</text:span> library to create a functional Text User Interface (TUI).</text:p>
        </text:list-item>
        <text:list-item>
          <text:p text:style-name="P15"><text:span text:style-name="T5">Performance Optimization</text:span>: Ensuring the monitoring process itself consumes minimal CPU cycles.</text:p>
        </text:list-item>
      </text:list>
      <text:p text:style-name="Horizontal_20_Line"/>
      <text:h text:style-name="P14" text:outline-level="3">2. Technical Architecture</text:h>
      <text:p text:style-name="Text_20_body">The project follows a modular architecture to ensure clean code and ease of maintenance. It is divided into three main layers:</text:p>
      <text:h text:style-name="P16" text:outline-level="4">2.1 The Data Extraction Layer (Back-end)</text:h>
      <text:p text:style-name="Text_20_body">The core logic resides in <text:span text:style-name="Source_20_Text">stats.c</text:span>, which interacts with the Linux Kernel. This layer is responsible for:</text:p>
      <text:list text:style-name="L3">
        <text:list-item>
          <text:p text:style-name="P17"><text:span text:style-name="T5">CPU Monitoring</text:span>: Parsing <text:span text:style-name="Source_20_Text">/proc/stat</text:span> and applying differential calculus to determine the percentage of active vs. idle time.</text:p>
        </text:list-item>
        <text:list-item>
          <text:p text:style-name="P17"><text:soft-page-break/><text:span text:style-name="T5">Memory Tracking</text:span>: Analyzing <text:span text:style-name="Source_20_Text">/proc/meminfo</text:span> and implementing an engineering-grade calculation that accounts for <text:span text:style-name="T5">Buffers</text:span> and <text:span text:style-name="T5">Cache</text:span> to reflect "Real Used RAM."</text:p>
        </text:list-item>
        <text:list-item>
          <text:p text:style-name="P17"><text:span text:style-name="T5">Network Analysis</text:span>: Parsing <text:span text:style-name="Source_20_Text">/proc/net/dev</text:span> to track RX (Received) and TX (Transmitted) bytes across active interfaces.</text:p>
        </text:list-item>
      </text:list>
      <text:h text:style-name="P16" text:outline-level="4">2.2 The Presentation Layer (Front-end)</text:h>
      <text:p text:style-name="Text_20_body">The UI is managed in <text:span text:style-name="Source_20_Text">main.c</text:span> using the <text:span text:style-name="T5">ncurses</text:span> library. This layer transforms raw numerical data into a structured visual dashboard.</text:p>
      <text:list text:style-name="L4">
        <text:list-item>
          <text:p text:style-name="P18"><text:span text:style-name="T5">Windowing System</text:span>: Using <text:span text:style-name="Source_20_Text">newwin</text:span> to create isolated display areas for organized data presentation.</text:p>
        </text:list-item>
        <text:list-item>
          <text:p text:style-name="P18"><text:span text:style-name="T5">Color-Coded Feedback</text:span>: Implementing a color-pairing system (Cyan for headers, Green for stable resources, and Red for active processing) to enhance user scanability.</text:p>
        </text:list-item>
      </text:list>
      <text:h text:style-name="P16" text:outline-level="4">2.3 The Automation &amp; Build Layer</text:h>
      <text:p text:style-name="Text_20_body">The project uses a structured <text:span text:style-name="T5">Makefile</text:span> to automate the compilation process. By utilizing the <text:span text:style-name="T5">GCC</text:span> compiler with strict flags (<text:span text:style-name="Source_20_Text">-Wall -Wextra</text:span>), the build system ensures that the resulting binary is both optimized and free of common programming errors.</text:p>
      <text:p text:style-name="Horizontal_20_Line"/>
      <text:h text:style-name="P14" text:outline-level="3">3. Build &amp; Compilation Logic</text:h>
      <text:p text:style-name="Text_20_body">The compilation is handled through a <text:span text:style-name="T5">Toolchain</text:span> approach:</text:p>
      <text:list text:style-name="L5">
        <text:list-item>
          <text:p text:style-name="P19"><text:span text:style-name="T5">Pre-processing</text:span>: Handling header inclusions and macros.</text:p>
        </text:list-item>
        <text:list-item>
          <text:p text:style-name="P19"><text:span text:style-name="T5">Compilation</text:span>: Converting C source files into Assembly.</text:p>
        </text:list-item>
        <text:list-item>
          <text:p text:style-name="P19"><text:span text:style-name="T5">Assembly</text:span>: Generating object files (<text:span text:style-name="Source_20_Text">.o</text:span>).</text:p>
        </text:list-item>
        <text:list-item>
          <text:p text:style-name="P19"><text:span text:style-name="T5">Linking</text:span>: Merging the object files with the <text:span text:style-name="Source_20_Text">ncurses</text:span> library to produce the final executable.</text:p>
        </text:list-item>
      </text:list>
      <text:p text:style-name="P20">Alright, Mehdi, let’s dive into <text:span text:style-name="T5">Part 2</text:span>. This is the "Engineering Heart" of your report where we explain exactly how the data is extracted and processed. This section proves you didn't just write code, but you applied specific mathematical and logical protocols.</text:p>
      <text:p text:style-name="Horizontal_20_Line"/>
      <text:h text:style-name="P21" text:outline-level="2"><text:soft-page-break/>Part 2: Implementation Details &amp; Data Processing</text:h>
      <text:h text:style-name="P22" text:outline-level="3">2.1 CPU Utilization: The Differential Calculus Approach</text:h>
      <text:p text:style-name="P23"><text:span text:style-name="T6">To calculate the CPU usage percentage, we do not rely on a single reading, as the values in </text:span><text:span text:style-name="Source_20_Text"><text:span text:style-name="T6">/proc/stat</text:span></text:span><text:span text:style-name="T6"> are cumulative counters since boot time. Instead, we implement a </text:span><text:span text:style-name="T7">Sampling Method</text:span><text:span text:style-name="T6">:</text:span></text:p>
      <text:list text:style-name="L6">
        <text:list-item>
          <text:p text:style-name="P24"><text:span text:style-name="T5">First Snapshot ($T_1$):</text:span> We read the idle and total ticks.</text:p>
        </text:list-item>
        <text:list-item>
          <text:p text:style-name="P25"><text:span text:style-name="T7">Temporal Delay:</text:span><text:span text:style-name="T6"> We pause execution for 1 second using </text:span><text:span text:style-name="Source_20_Text"><text:span text:style-name="T6">sleep(1)</text:span></text:span><text:span text:style-name="T6">.</text:span></text:p>
        </text:list-item>
        <text:list-item>
          <text:p text:style-name="P24"><text:span text:style-name="T5">Second Snapshot ($T_2$):</text:span> We read the counters again.</text:p>
        </text:list-item>
        <text:list-item>
          <text:p text:style-name="P24"><text:span text:style-name="T5">The Formula:</text:span> We calculate the usage based on the delta (change) between the two points:</text:p>
          <text:p text:style-name="P24">$$\text{Percentage} = \left( 1 - \frac{\text{IdleCurrent} - \text{IdlePrev}}{\text{TotalCurrent} - \text{TotalPrev}} \right) \times 100$$</text:p>
          <text:p text:style-name="P24">This approach ensures that the monitor reflects the <text:span text:style-name="T5">instantaneous load</text:span> rather than the historical average.</text:p>
        </text:list-item>
      </text:list>
      <text:h text:style-name="P22" text:outline-level="3">2.2 Memory Management: Beyond "Free" RAM</text:h>
      <text:p text:style-name="P23"><text:span text:style-name="T6">A common misconception in Linux systems is that "Free" memory represents all available memory. To provide an engineering-accurate representation, we analyze </text:span><text:span text:style-name="Source_20_Text"><text:span text:style-name="T6">/proc/meminfo</text:span></text:span><text:span text:style-name="T6"> to calculate the </text:span><text:span text:style-name="T7">Real Used RAM</text:span><text:span text:style-name="T6">.</text:span></text:p>
      <text:list text:style-name="L7">
        <text:list-item>
          <text:p text:style-name="P26"><text:span text:style-name="T5">The Problem:</text:span> Linux uses unallocated RAM for <text:span text:style-name="T5">Buffers</text:span> and <text:span text:style-name="T5">Cache</text:span> to optimize disk I/O performance.</text:p>
        </text:list-item>
        <text:list-item>
          <text:p text:style-name="P26"><text:span text:style-name="T5">The Solution:</text:span> We treat these as "Available" rather than "Used." The calculation is as follows:</text:p>
          <text:p text:style-name="P26">$$\text{Real Used} = \text{MemTotal} - (\text{MemFree} + \text{Buffers} + \text{Cached})$$</text:p>
          <text:p text:style-name="P26">This ensures the dashboard correctly identifies memory consumed by active processes versus memory held by the kernel for optimization.</text:p>
        </text:list-item>
      </text:list>
      <text:h text:style-name="P22" text:outline-level="3">2.3 Network Throughput: Advanced Pattern Parsing</text:h>
      <text:p text:style-name="P23"><text:span text:style-name="T6">Extracting network data from </text:span><text:span text:style-name="Source_20_Text"><text:span text:style-name="T6">/proc/net/dev</text:span></text:span><text:span text:style-name="T6"> presents a significant parsing challenge due to the high density of data columns and the varying lengths of interface names.</text:span></text:p>
      <text:list text:style-name="L8">
        <text:list-item>
          <text:p text:style-name="P27"><text:soft-page-break/><text:span text:style-name="T7">The Challenge:</text:span><text:span text:style-name="T6"> Interface names (e.g., </text:span><text:span text:style-name="Source_20_Text"><text:span text:style-name="T6">wlan0:</text:span></text:span><text:span text:style-name="T6">) often concatenate with the first data column, breaking standard space-separated parsing.</text:span></text:p>
        </text:list-item>
        <text:list-item>
          <text:p text:style-name="P27"><text:span text:style-name="T7">The Parsing Logic:</text:span><text:span text:style-name="T6"> We implemented a robust </text:span><text:span text:style-name="Source_20_Text"><text:span text:style-name="T6">sscanf</text:span></text:span><text:span text:style-name="T6"> pattern:</text:span></text:p>
          <text:p text:style-name="P27"><text:span text:style-name="Source_20_Text"><text:span text:style-name="T6">sscanf(buffer, "%*[^:]:%llu %*u %*u %*u %*u %*u %*u %*u %llu", &amp;rx, &amp;tx);</text:span></text:span></text:p>
          <text:list>
            <text:list-item>
              <text:p text:style-name="P27"><text:span text:style-name="Source_20_Text"><text:span text:style-name="T7">%*[^:]:</text:span></text:span><text:span text:style-name="T6">: Instructs the parser to ignore all characters until the colon, effectively isolating the interface name from the data.</text:span></text:p>
            </text:list-item>
            <text:list-item>
              <text:p text:style-name="P27"><text:span text:style-name="Source_20_Text"><text:span text:style-name="T7">%*u</text:span></text:span><text:span text:style-name="T6">: Used to skip eight irrelevant columns (packets, errors, drops, etc.) to directly reach the Transmission (TX) column.</text:span></text:p>
            </text:list-item>
            <text:list-item>
              <text:p text:style-name="P27"><text:span text:style-name="Source_20_Text"><text:span text:style-name="T7">%llu</text:span></text:span><text:span text:style-name="T6">: Utilizes 64-bit unsigned integers to store "astronomical" byte counts without risking overflow.</text:span></text:p>
            </text:list-item>
          </text:list>
        </text:list-item>
      </text:list>
      <text:h text:style-name="P22" text:outline-level="3">2.4 The Monitoring Loop &amp; Resource Conservation</text:h>
      <text:p text:style-name="P20">To prevent the monitor from becoming a resource-heavy process itself, we implemented a <text:span text:style-name="T5">Throttled Loop</text:span>:</text:p>
      <text:list text:style-name="L9">
        <text:list-item>
          <text:p text:style-name="P28"><text:span text:style-name="Source_20_Text"><text:span text:style-name="T7">while(1)</text:span></text:span><text:span text:style-name="T6">: Ensures continuous real-time monitoring.</text:span></text:p>
        </text:list-item>
        <text:list-item>
          <text:p text:style-name="P28"><text:span text:style-name="Source_20_Text"><text:span text:style-name="T7">sleep(1)</text:span></text:span><text:span text:style-name="T6">: By suspending the process for one second between iterations, we reduce the CPU footprint to near </text:span><text:span text:style-name="T7">0%</text:span><text:span text:style-name="T6">.</text:span></text:p>
        </text:list-item>
        <text:list-item>
          <text:p text:style-name="P28"><text:span text:style-name="T7">Signal Handling:</text:span><text:span text:style-name="T6"> We integrated a </text:span><text:span text:style-name="Source_20_Text"><text:span text:style-name="T6">SIGINT</text:span></text:span><text:span text:style-name="T6"> handler (</text:span><text:span text:style-name="Source_20_Text"><text:span text:style-name="T6">handle_exit</text:span></text:span><text:span text:style-name="T6">) to ensure that if the user terminates the program via </text:span><text:span text:style-name="Source_20_Text"><text:span text:style-name="T6">Ctrl+C</text:span></text:span><text:span text:style-name="T6">, the </text:span><text:span text:style-name="Source_20_Text"><text:span text:style-name="T6">ncurses</text:span></text:span><text:span text:style-name="T6"> environment is cleanly closed via </text:span><text:span text:style-name="Source_20_Text"><text:span text:style-name="T6">endwin()</text:span></text:span><text:span text:style-name="T6">, preventing terminal corruption.</text:span></text:p>
        </text:list-item>
      </text:list>
      <text:p text:style-name="Text_20_body">This is the final stretch, Mehdi. <text:span text:style-name="T5">Part 3</text:span> covers the visual design, the professional workflow, and the conclusion of your report. This section really sells the "polish" of your project.</text:p>
      <text:p text:style-name="Horizontal_20_Line"/>
      <text:h text:style-name="P29" text:outline-level="2"/>
      <text:p text:style-name="P30"/>
      <text:h text:style-name="P13" text:outline-level="2"><text:soft-page-break/>Part 3: Interface Design &amp; Professional Workflow</text:h>
      <text:h text:style-name="P14" text:outline-level="3">3.1 User Interface (UI) Design with ncurses</text:h>
      <text:p text:style-name="Text_20_body">The visual interface was designed using the <text:span text:style-name="T5">ncurses</text:span> library to provide a structured and responsive Text User Interface (TUI). Unlike standard sequential terminal output, ncurses allows for <text:span text:style-name="T5">coordinate-based rendering</text:span>, treating the terminal as a two-dimensional grid of "textual pixels."</text:p>
      <text:list text:style-name="L10">
        <text:list-item>
          <text:p text:style-name="P31"><text:span text:style-name="T5">Window Management</text:span>: We utilized the <text:span text:style-name="Source_20_Text">newwin()</text:span> function to create an isolated dashboard area. This ensures that the monitoring data is updated in-place, eliminating screen flickering and providing a clean, stable viewing experience.</text:p>
        </text:list-item>
        <text:list-item>
          <text:p text:style-name="P31"><text:span text:style-name="T5">Visual Hierarchy and Color Theory</text:span>: To improve the speed of data interpretation, we implemented a custom color-pairing system:</text:p>
          <text:list>
            <text:list-item>
              <text:p text:style-name="P31"><text:span text:style-name="T5">Cyan</text:span>: Used for headers and structural labels to provide a professional aesthetic.</text:p>
            </text:list-item>
            <text:list-item>
              <text:p text:style-name="P31"><text:span text:style-name="T5">Green</text:span>: Assigned to Memory (RAM) statistics, representing resource stability.</text:p>
            </text:list-item>
            <text:list-item>
              <text:p text:style-name="P31"><text:span text:style-name="T5">Red</text:span>: Assigned to CPU load to immediately draw the user’s attention to processing intensity.</text:p>
            </text:list-item>
          </text:list>
        </text:list-item>
        <text:list-item>
          <text:p text:style-name="P31"><text:span text:style-name="T5">Border Elements</text:span>: Using the <text:span text:style-name="Source_20_Text">box()</text:span> function, we encapsulated the data within ASCII-based borders, mimicking the look of professional Unix system utilities like <text:span text:style-name="Source_20_Text">htop</text:span>.</text:p>
        </text:list-item>
      </text:list>
      <text:h text:style-name="P14" text:outline-level="3">3.2 Robustness and Error Handling</text:h>
      <text:p text:style-name="Text_20_body">A critical component of system engineering is ensuring that the application interacts gracefully with the operating system.</text:p>
      <text:list text:style-name="L11">
        <text:list-item>
          <text:p text:style-name="P32"><text:span text:style-name="T5">Signal Interruption (SIGINT)</text:span>: We implemented a custom signal handler for <text:span text:style-name="Source_20_Text">Ctrl+C</text:span>. This prevents the terminal from being left in a corrupted state (missing cursor or persistent colors) by ensuring the <text:span text:style-name="Source_20_Text">endwin()</text:span> function is called before the process exits.</text:p>
        </text:list-item>
        <text:list-item>
          <text:p text:style-name="P32"><text:span text:style-name="T5">Compiler Compliance</text:span>: The project was compiled using strict <text:span text:style-name="T5">GCC flags</text:span> (<text:span text:style-name="Source_20_Text">-Wall -Wextra</text:span>). To maintain a "Zero-Warning" build, we used explicit void casting <text:soft-page-break/><text:span text:style-name="Source_20_Text">(void)sig;</text:span> to handle unused parameters in the signal handler, demonstrating a commitment to clean, high-quality code standards.</text:p>
        </text:list-item>
      </text:list>
      <text:h text:style-name="P14" text:outline-level="3">3.3 Version Control and Deployment</text:h>
      <text:p text:style-name="Text_20_body">The development lifecycle was managed using <text:span text:style-name="T5">Git</text:span>, ensuring the project followed modern software engineering practices.</text:p>
      <text:list text:style-name="L12">
        <text:list-item>
          <text:p text:style-name="P33"><text:span text:style-name="T5">Incremental Development</text:span>: Changes were logged via a series of atomic commits, allowing for precise tracking of the data extraction logic and UI refinements.</text:p>
        </text:list-item>
        <text:list-item>
          <text:p text:style-name="P33"><text:span text:style-name="T5">Cloud Redundancy</text:span>: By pushing the repository to a remote server, the codebase is secured against local data loss and is prepared for collaborative review or future deployment.</text:p>
        </text:list-item>
      </text:list>
      <text:p text:style-name="Horizontal_20_Line"/>
      <text:h text:style-name="P13" text:outline-level="2">4. Conclusion</text:h>
      <text:p text:style-name="Text_20_body">This System Monitor project successfully bridges the gap between low-level Linux Kernel data and high-level user interface design. By building this tool on <text:span text:style-name="T5">Arch Linux</text:span>, I have gained a deeper understanding of:</text:p>
      <text:list text:style-name="L13">
        <text:list-item>
          <text:p text:style-name="P34"><text:span text:style-name="T8">Kernel Interoperability</text:span>: Efficiently reading and parsing virtual filesystems.</text:p>
        </text:list-item>
        <text:list-item>
          <text:p text:style-name="P34"><text:span text:style-name="T8">Resource Management</text:span><text:span text:style-name="T9">:</text:span> Writing C <text:span text:style-name="T10">code</text:span> that is both performant and non-intrusive.</text:p>
        </text:list-item>
        <text:list-item>
          <text:p text:style-name="P34"><text:span text:style-name="T8">Engineering Documentation</text:span><text:span text:style-name="T9">:</text:span> Translating complex technical logic into a readable and professional format.</text:p>
        </text:list-item>
      </text:list>
      <text:p text:style-name="Text_20_body">This project serves as a robust foundation for future explorations into systems programming, bare-metal hardware interaction, and real-time performance modeling.</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Google Sans" svg:font-family="'Google Sans', sans-serif"/>
    <style:font-face style:name="Google Sans Text" svg:font-family="'Google Sans Text', sans-serif"/>
    <style:font-face style:name="Noto Sans" svg:font-family="'Noto Sans'" style:font-family-generic="swiss" style:font-pitch="variable"/>
    <style:font-face style:name="Noto Sans Mono" svg:font-family="'Noto Sans Mono'"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Noto Serif" fo:font-family="'Noto Serif'" style:font-family-generic="roman" style:font-pitch="variable" fo:font-size="18pt" fo:font-weight="bold" style:font-name-asian="Noto Sans1" style:font-family-asian="'Noto Sans'"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Noto Serif" fo:font-family="'Noto Serif'" style:font-family-generic="roman" style:font-pitch="variable" fo:font-size="14pt" fo:font-weight="bold" style:font-name-asian="Noto Sans1" style:font-family-asian="'Noto Sans'"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Noto Serif" fo:font-family="'Noto Serif'" style:font-family-generic="roman" style:font-pitch="variable" fo:font-size="12pt" fo:font-weight="bold" style:font-name-asian="Noto Sans1" style:font-family-asian="'Noto Sans'"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FreeSans" style:font-family-complex="FreeSans"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1T18:59:30.361933036</meta:creation-date>
    <dc:date>2026-05-01T19:25:56.398856918</dc:date>
    <meta:editing-duration>PT3M57S</meta:editing-duration>
    <meta:editing-cycles>1</meta:editing-cycles>
    <meta:document-statistic meta:table-count="0" meta:image-count="0" meta:object-count="0" meta:page-count="7" meta:paragraph-count="94" meta:word-count="1441" meta:character-count="9864" meta:non-whitespace-character-count="8552"/>
    <meta:generator>LibreOffice/25.8.6.2$Linux_X86_64 LibreOffice_project/580$Build-2</meta:generator>
  </office:meta>
</office:document-meta>
</file>